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B Details</text:p>
      <text:p text:style-name="Standard"/>
      <text:p text:style-name="Standard">Host:192.46.215.173</text:p>
      <text:p text:style-name="Standard">Port:1433</text:p>
      <text:p text:style-name="Standard">DB-name: CoinBoxWalletDev</text:p>
      <text:p text:style-name="Standard">Username: CoinBoxWallet</text:p>
      <text:p text:style-name="Standard">Password: CoinBoxWallet$20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5:52:31.399465023</meta:creation-date>
    <dc:date>2021-03-31T16:08:13.363064345</dc:date>
    <meta:editing-duration>PT15M47S</meta:editing-duration>
    <meta:editing-cycles>1</meta:editing-cycles>
    <meta:document-statistic meta:table-count="0" meta:image-count="0" meta:object-count="0" meta:page-count="1" meta:paragraph-count="6" meta:word-count="10" meta:character-count="114" meta:non-whitespace-character-count="110"/>
    <meta:generator>LibreOffice/6.4.6.2$Linux_X86_64 LibreOffice_project/40$Build-2</meta:generator>
  </office:meta>
</office:document-meta>
</file>